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Stato prodotti campagne</text:p>
          </table:table-cell>
          <table:table-cell table:style-name="ce5" table:number-columns-repeated="1023"/>
        </table:table-row>
        <table:table-row table:style-name="ro2">
          <table:table-cell table:style-name="ce2" office:value-type="string" calcext:value-type="string">
            <text:p>Filtro impostato:</text:p>
          </table:table-cell>
          <table:table-cell table:style-name="ce2" office:value-type="string" calcext:value-type="string">
            <text:p><text:a xlink:href="python://get_filter(data)" xlink:type="simple">Filter description</text:a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python://load_data(data)" xlink:type="simple">Load data</text:a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Date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Prodot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hton://for loop=&quot;product, days in get_cells().iteritems()&quot;" xlink:type="simple">Loop on cells</text:a>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for data</text:p>
          </table:table-cell>
          <table:table-cell/>
          <table:table-cell office:value-type="string" calcext:value-type="string">
            <text:p>End for dat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4:23:19.15166471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6-03T14:57:55.104859762</dc:date>
    <dc:creator>thebrush </dc:creator>
    <meta:editing-duration>PT34M34S</meta:editing-duration>
    <meta:editing-cycles>7</meta:editing-cycles>
    <meta:document-statistic meta:table-count="1" meta:cell-count="10" meta:object-count="0"/>
  </office:meta>
</office:document-meta>
</file>